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5e77" officeooo:paragraph-rsid="000b5e77"/>
    </style:style>
    <style:style style:name="P2" style:family="paragraph" style:parent-style-name="Standard">
      <style:text-properties officeooo:rsid="000b674c" officeooo:paragraph-rsid="000b674c"/>
    </style:style>
    <style:style style:name="P3" style:family="paragraph" style:parent-style-name="Standard">
      <style:text-properties officeooo:rsid="000b674c" officeooo:paragraph-rsid="000e4490"/>
    </style:style>
    <style:style style:name="P4" style:family="paragraph" style:parent-style-name="Standard">
      <style:text-properties officeooo:rsid="000c79d6" officeooo:paragraph-rsid="000c79d6"/>
    </style:style>
    <style:style style:name="P5" style:family="paragraph" style:parent-style-name="Standard">
      <style:text-properties officeooo:rsid="000c79d6" officeooo:paragraph-rsid="000e4490"/>
    </style:style>
    <style:style style:name="P6" style:family="paragraph" style:parent-style-name="Standard">
      <style:text-properties officeooo:rsid="000e0c8a" officeooo:paragraph-rsid="000e0c8a"/>
    </style:style>
    <style:style style:name="P7" style:family="paragraph" style:parent-style-name="Standard">
      <style:text-properties style:text-underline-style="solid" style:text-underline-width="auto" style:text-underline-color="font-color" officeooo:rsid="000e0c8a" officeooo:paragraph-rsid="000e0c8a"/>
    </style:style>
    <style:style style:name="P8" style:family="paragraph" style:parent-style-name="Standard">
      <style:text-properties officeooo:paragraph-rsid="000e0c8a"/>
    </style:style>
    <style:style style:name="P9" style:family="paragraph" style:parent-style-name="Standard">
      <style:text-properties officeooo:rsid="000e4490" officeooo:paragraph-rsid="000e4490"/>
    </style:style>
    <style:style style:name="T1" style:family="text">
      <style:text-properties officeooo:rsid="000c79d6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e0c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uthor</text:p>
      <text:p text:style-name="P1">{</text:p>
      <text:p text:style-name="P1"/>
      <text:p text:style-name="P1">_id:objectId()</text:p>
      <text:p text:style-name="P1"/>
      <text:p text:style-name="P1">user_name: “string”</text:p>
      <text:p text:style-name="P2">password: <text:s/>“string”</text:p>
      <text:p text:style-name="P2"/>
      <text:p text:style-name="P2"><text:tab/>Profile[</text:p>
      <text:p text:style-name="P2"><text:tab/>{</text:p>
      <text:p text:style-name="P5"><text:tab/></text:p>
      <text:p text:style-name="P5"><text:tab/>_id:Object_id()</text:p>
      <text:p text:style-name="P2"><text:tab/>Work: <text:span text:style-name="T1">[array of string]</text:span></text:p>
      <text:p text:style-name="P2"/>
      <text:p text:style-name="P2"><text:tab/><text:tab/><text:tab/>Education:[</text:p>
      <text:p text:style-name="P6"><text:tab/><text:tab/><text:tab/>{</text:p>
      <text:p text:style-name="P6"/>
      <text:p text:style-name="P4"><text:tab/><text:tab/><text:tab/>_id:Object_id()</text:p>
      <text:p text:style-name="P2"><text:tab/><text:tab/><text:tab/>Schooling: String</text:p>
      <text:p text:style-name="P2"><text:tab/><text:tab/><text:tab/>College: String</text:p>
      <text:p text:style-name="P2"><text:tab/><text:tab/><text:tab/>work Exprience : integer</text:p>
      <text:p text:style-name="P2"><text:tab/><text:tab/><text:tab/>Skills: String[]</text:p>
      <text:p text:style-name="P2"><text:tab/><text:tab/><text:tab/>}<text:span text:style-name="T1">]</text:span></text:p>
      <text:p text:style-name="P2"/>
      <text:p text:style-name="P2"><text:tab/>DocumentId: integer</text:p>
      <text:p text:style-name="P2"/>
      <text:p text:style-name="P2"><text:tab/>contact: [</text:p>
      <text:p text:style-name="P3"><text:tab/><text:tab/></text:p>
      <text:p text:style-name="P3"><text:tab/><text:tab/>{</text:p>
      <text:p text:style-name="P4"><text:tab/><text:tab/>_id:Object_id()</text:p>
      <text:p text:style-name="P2"><text:tab/><text:tab/>phone: integer</text:p>
      <text:p text:style-name="P2"><text:tab/><text:tab/>Address : String</text:p>
      <text:p text:style-name="P2"><text:tab/><text:tab/>email: email</text:p>
      <text:p text:style-name="P2"><text:tab/><text:tab/>}<text:span text:style-name="T1">]</text:span></text:p>
      <text:p text:style-name="P2"/>
      <text:p text:style-name="P4">}</text:p>
      <text:p text:style-name="P4"/>
      <text:p text:style-name="P4"/>
      <text:p text:style-name="P4"/>
      <text:p text:style-name="P6">BlogId{</text:p>
      <text:p text:style-name="P6"/>
      <text:p text:style-name="P7"><text:span text:style-name="T2"><text:tab/>id:Object_id()</text:span></text:p>
      <text:p text:style-name="P8"><text:span text:style-name="T3"><text:tab/>title: String</text:span></text:p>
      <text:p text:style-name="P8"><text:span text:style-name="T3"><text:tab/>description: String</text:span></text:p>
      <text:p text:style-name="P6"><text:span text:style-name="T3"><text:tab/>author : Object_id(authorId)</text:span></text:p>
      <text:p text:style-name="P6"><text:tab/>url: String</text:p>
      <text:p text:style-name="P6"><text:tab/>viewed by: [array of integer]</text:p>
      <text:p text:style-name="P6"><text:tab/>update at: [ date and time ]</text:p>
      <text:p text:style-name="P6"/>
      <text:p text:style-name="P6"/>
      <text:p text:style-name="P9"/>
      <text:p text:style-name="P9"/>
      <text:p text:style-name="P6"><text:soft-page-break/><text:tab/> <text:s/>comments:[</text:p>
      <text:p text:style-name="P6"><text:tab/><text:tab/>{</text:p>
      <text:p text:style-name="P6"><text:tab/><text:tab/>comment_id : object_id()</text:p>
      <text:p text:style-name="P6"><text:span text:style-name="T2"><text:tab/><text:tab/>by: Object_id(user_id) </text:span></text:p>
      <text:p text:style-name="P6"><text:span text:style-name="T2"><text:tab/><text:tab/>message: String</text:span></text:p>
      <text:p text:style-name="P6"><text:span text:style-name="T2"><text:tab/><text:tab/>date posted: [array of date and time]</text:span></text:p>
      <text:p text:style-name="P6"><text:span text:style-name="T2"><text:tab/><text:tab/>}]</text:span></text:p>
      <text:p text:style-name="P6"><text:span text:style-name="T2"/></text:p>
      <text:p text:style-name="P6">}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6T10:19:26.750307681</meta:creation-date>
    <dc:date>2015-07-16T11:23:56.513294018</dc:date>
    <meta:editing-duration>PT2M48S</meta:editing-duration>
    <meta:editing-cycles>1</meta:editing-cycles>
    <meta:document-statistic meta:table-count="0" meta:image-count="0" meta:object-count="0" meta:page-count="2" meta:paragraph-count="44" meta:word-count="84" meta:character-count="626" meta:non-whitespace-character-count="515"/>
    <meta:generator>LibreOffice/4.2.4.2$Linux_X86_64 LibreOffice_project/420m0$Build-2</meta:generator>
  </office:meta>
</office:document-meta>
</file>